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>
      <style:text-properties style:font-name="sans-serif" fo:font-size="12.75pt" officeooo:paragraph-rsid="0007a4d9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 style:list-style-name="L1">
      <style:text-properties style:font-name="Liberation Serif" fo:font-size="12pt" officeooo:paragraph-rsid="0007a4d9" style:font-size-asian="12pt" style:font-size-complex="12pt"/>
    </style:style>
    <style:style style:name="P4" style:family="paragraph" style:parent-style-name="Standard" style:list-style-name="L4">
      <style:text-properties style:font-name="Liberation Serif" fo:font-size="12pt" officeooo:paragraph-rsid="000a8772" style:font-size-asian="12pt" style:font-size-complex="12pt"/>
    </style:style>
    <style:style style:name="P5" style:family="paragraph" style:parent-style-name="Standard" style:list-style-name="L2">
      <style:text-properties style:font-name="Liberation Serif" fo:font-size="12pt" officeooo:paragraph-rsid="00082078" style:font-size-asian="12pt" style:font-size-complex="12pt"/>
    </style:style>
    <style:style style:name="P6" style:family="paragraph" style:parent-style-name="Standard">
      <style:text-properties officeooo:rsid="000636d7" officeooo:paragraph-rsid="000636d7"/>
    </style:style>
    <style:style style:name="P7" style:family="paragraph" style:parent-style-name="Standard">
      <style:text-properties officeooo:rsid="000636d7" officeooo:paragraph-rsid="0007a4d9"/>
    </style:style>
    <style:style style:name="P8" style:family="paragraph" style:parent-style-name="Standard">
      <style:text-properties officeooo:paragraph-rsid="0007a4d9"/>
    </style:style>
    <style:style style:name="P9" style:family="paragraph" style:parent-style-name="Standard">
      <style:text-properties officeooo:paragraph-rsid="00082078"/>
    </style:style>
    <style:style style:name="P10" style:family="paragraph" style:parent-style-name="Standard" style:list-style-name="L5">
      <style:text-properties officeooo:paragraph-rsid="000b251b"/>
    </style:style>
    <style:style style:name="P11" style:family="paragraph" style:parent-style-name="Standard" style:list-style-name="L5">
      <style:text-properties officeooo:paragraph-rsid="000d10fb"/>
    </style:style>
    <style:style style:name="P12" style:family="paragraph" style:parent-style-name="Standard">
      <style:text-properties officeooo:paragraph-rsid="000b251b"/>
    </style:style>
    <style:style style:name="P13" style:family="paragraph" style:parent-style-name="Standard" style:list-style-name="L6">
      <style:text-properties officeooo:paragraph-rsid="000b251b"/>
    </style:style>
    <style:style style:name="P14" style:family="paragraph" style:parent-style-name="Standard" style:list-style-name="L7">
      <style:text-properties officeooo:paragraph-rsid="000d10fb"/>
    </style:style>
    <style:style style:name="P15" style:family="paragraph" style:parent-style-name="Table_20_Contents">
      <style:text-properties officeooo:rsid="000636d7" officeooo:paragraph-rsid="000636d7"/>
    </style:style>
    <style:style style:name="P16" style:family="paragraph" style:parent-style-name="Table_20_Contents">
      <style:text-properties officeooo:rsid="000636d7" officeooo:paragraph-rsid="0007a4d9"/>
    </style:style>
    <style:style style:name="P17" style:family="paragraph" style:parent-style-name="Table_20_Contents">
      <style:text-properties officeooo:paragraph-rsid="0007a4d9"/>
    </style:style>
    <style:style style:name="P18" style:family="paragraph" style:parent-style-name="Table_20_Contents" style:list-style-name="L1"/>
    <style:style style:name="P19" style:family="paragraph" style:parent-style-name="Table_20_Contents">
      <style:text-properties style:font-name="Liberation Serif" officeooo:paragraph-rsid="0007a4d9"/>
    </style:style>
    <style:style style:name="P20" style:family="paragraph" style:parent-style-name="Table_20_Contents">
      <style:text-properties style:font-name="Liberation Serif" fo:font-size="12pt" style:font-size-asian="12pt" style:font-size-complex="12pt"/>
    </style:style>
    <style:style style:name="P21" style:family="paragraph" style:parent-style-name="Table_20_Contents">
      <style:text-properties style:font-name="Liberation Serif" fo:font-size="12pt" officeooo:paragraph-rsid="0007a4d9" style:font-size-asian="12pt" style:font-size-complex="12pt"/>
    </style:style>
    <style:style style:name="P22" style:family="paragraph" style:parent-style-name="Table_20_Contents">
      <style:text-properties officeooo:rsid="00082078" officeooo:paragraph-rsid="00082078"/>
    </style:style>
    <style:style style:name="P23" style:family="paragraph" style:parent-style-name="Table_20_Contents" style:list-style-name="L3">
      <style:text-properties officeooo:rsid="00082078" officeooo:paragraph-rsid="00082078"/>
    </style:style>
    <style:style style:name="P24" style:family="paragraph" style:parent-style-name="Table_20_Contents" style:list-style-name="L3">
      <style:text-properties officeooo:paragraph-rsid="00082078"/>
    </style:style>
    <style:style style:name="P25" style:family="paragraph" style:parent-style-name="Table_20_Contents" style:list-style-name="L3">
      <style:text-properties officeooo:rsid="0009d2b8" officeooo:paragraph-rsid="0009d2b8"/>
    </style:style>
    <style:style style:name="P26" style:family="paragraph" style:parent-style-name="Table_20_Contents" style:list-style-name="L8">
      <style:text-properties officeooo:paragraph-rsid="0007a4d9"/>
    </style:style>
    <style:style style:name="P27" style:family="paragraph" style:parent-style-name="Table_20_Contents" style:list-style-name="L8">
      <style:text-properties officeooo:rsid="000df697" officeooo:paragraph-rsid="000df697"/>
    </style:style>
    <style:style style:name="P28" style:family="paragraph" style:parent-style-name="Table_20_Contents" style:list-style-name="L10">
      <style:text-properties officeooo:rsid="000df697" officeooo:paragraph-rsid="000df697"/>
    </style:style>
    <style:style style:name="P29" style:family="paragraph" style:parent-style-name="Table_20_Contents" style:list-style-name="L10">
      <style:text-properties officeooo:rsid="000f062a" officeooo:paragraph-rsid="000f062a"/>
    </style:style>
    <style:style style:name="P30" style:family="paragraph" style:parent-style-name="Table_20_Contents" style:list-style-name="L11">
      <style:text-properties officeooo:rsid="000f062a" officeooo:paragraph-rsid="000f062a"/>
    </style:style>
    <style:style style:name="T1" style:family="text">
      <style:text-properties officeooo:rsid="0004c5b9"/>
    </style:style>
    <style:style style:name="T2" style:family="text">
      <style:text-properties officeooo:rsid="000636d7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style:font-name="Liberation Serif" fo:font-size="12pt" officeooo:rsid="0007a4d9" style:font-size-asian="12pt" style:font-size-complex="12pt"/>
    </style:style>
    <style:style style:name="T5" style:family="text">
      <style:text-properties style:font-name="Liberation Serif" fo:font-size="12pt" officeooo:rsid="000b251b" style:font-size-asian="12pt" style:font-size-complex="12pt"/>
    </style:style>
    <style:style style:name="T6" style:family="text">
      <style:text-properties officeooo:rsid="0007a4d9"/>
    </style:style>
    <style:style style:name="T7" style:family="text">
      <style:text-properties style:font-name="sans-serif" fo:font-size="12.75pt"/>
    </style:style>
    <style:style style:name="T8" style:family="text">
      <style:text-properties style:font-name="sans-serif" fo:font-size="10.5pt"/>
    </style:style>
    <style:style style:name="T9" style:family="text">
      <style:text-properties officeooo:rsid="00082078"/>
    </style:style>
    <style:style style:name="T10" style:family="text">
      <style:text-properties officeooo:rsid="000a8772"/>
    </style:style>
    <style:style style:name="T11" style:family="text">
      <style:text-properties officeooo:rsid="000df6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</text:span>Determine the Input, Process and Exit criteria for each of the project </text:p>
      <text:p text:style-name="P2">management processes <text:span text:style-name="T2">in Tabular Form</text:span></text:p>
      <text:p text:style-name="P2"/>
      <text:p text:style-name="P6"><text:span text:style-name="T3">Ans: </text:span></text:p>
      <text:p text:style-name="P6"><text:span text:style-name="T3"/></text:p>
      <text:p text:style-name="P6"><text:span text:style-name="T3">INITIATION PHASE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>INPUTS</text:p>
          </table:table-cell>
          <table:table-cell table:style-name="Table1.A1" office:value-type="string">
            <text:p text:style-name="P15">PROCESS</text:p>
          </table:table-cell>
          <table:table-cell table:style-name="Table1.C1" office:value-type="string">
            <text:p text:style-name="P15">OUTPUTS</text:p>
          </table:table-cell>
        </table:table-row>
        <table:table-row>
          <table:table-cell table:style-name="Table1.A2" office:value-type="string">
            <text:list xml:id="list5081007435188877070" text:style-name="L1">
              <text:list-item>
                <text:p text:style-name="P3">Interviews with customer and other key personnel</text:p>
              </text:list-item>
              <text:list-item>
                <text:p text:style-name="P3">Strategic documentation</text:p>
              </text:list-item>
              <text:list-item>
                <text:p text:style-name="P3">Customer literature</text:p>
              </text:list-item>
              <text:list-item>
                <text:p text:style-name="P1"><text:span text:style-name="T3">Lessons learned from previous projects performed for project sponsor</text:span> </text:p>
                <text:p text:style-name="P18"/>
              </text:list-item>
            </text:list>
          </table:table-cell>
          <table:table-cell table:style-name="Table1.A2" office:value-type="string">
            <text:list xml:id="list300447161784883359" text:style-name="L4">
              <text:list-item>
                <text:p text:style-name="P4">Interview Customer</text:p>
              </text:list-item>
              <text:list-item>
                <text:p text:style-name="P4">Conduct Internal Research</text:p>
              </text:list-item>
              <text:list-item>
                <text:p text:style-name="P4">Develop Solution and Requirements</text:p>
              </text:list-item>
              <text:list-item>
                <text:p text:style-name="P4">Review Lessons Learned</text:p>
              </text:list-item>
              <text:list-item>
                <text:p text:style-name="P4">Review Customer Requirements </text:p>
              </text:list-item>
              <text:list-item>
                <text:p text:style-name="P4">Define Project Roles<text:span text:style-name="T10">(Project Manager/Project Sponsor/Project Team Members)</text:span></text:p>
              </text:list-item>
              <text:list-item>
                <text:p text:style-name="P4">Assemble Core Project Team </text:p>
              </text:list-item>
              <text:list-item>
                <text:p text:style-name="P4">Develop High-Level WBS</text:p>
              </text:list-item>
              <text:list-item>
                <text:p text:style-name="P4">High-Level Risk Assessment<text:span text:style-name="T10">(Contingency plan)</text:span></text:p>
              </text:list-item>
              <text:list-item>
                <text:p text:style-name="P4">Develop Cost Estimates</text:p>
              </text:list-item>
              <text:list-item>
                <text:p text:style-name="P4">Develop High-Level Project Charter</text:p>
              </text:list-item>
              <text:list-item>
                <text:p text:style-name="P4">Review with Owners for Approval</text:p>
              </text:list-item>
            </text:list>
            <text:p text:style-name="P2"/>
            <text:p text:style-name="P20"/>
          </table:table-cell>
          <table:table-cell table:style-name="Table1.C2" office:value-type="string">
            <text:list xml:id="list152109971417072" text:continue-list="list5081007435188877070" text:style-name="L1">
              <text:list-item>
                <text:p text:style-name="P3">Opportunity Summary</text:p>
              </text:list-item>
              <text:list-item>
                <text:p text:style-name="P3">Pre-Project Budget Worksheet</text:p>
              </text:list-item>
              <text:list-item>
                <text:p text:style-name="P3">Opportunity Assessment Detail</text:p>
              </text:list-item>
              <text:list-item>
                <text:p text:style-name="P3">Quality Assurance Template</text:p>
              </text:list-item>
              <text:list-item>
                <text:p text:style-name="P3">High Level WBS</text:p>
              </text:list-item>
              <text:list-item>
                <text:p text:style-name="P3">High Level Risk Assessment</text:p>
              </text:list-item>
              <text:list-item>
                <text:p text:style-name="P3">Client Cost Benefit Analysis</text:p>
              </text:list-item>
              <text:list-item>
                <text:p text:style-name="P3">Problem Identification</text:p>
              </text:list-item>
              <text:list-item>
                <text:p text:style-name="P3">Proposal Checklist</text:p>
              </text:list-item>
              <text:list-item>
                <text:p text:style-name="P3">Project Proposal Docum<text:span text:style-name="T6">e</text:span>nt</text:p>
              </text:list-item>
              <text:list-item>
                <text:p text:style-name="P3">High Level Project Charter</text:p>
              </text:list-item>
            </text:list>
            <text:p text:style-name="P20"/>
          </table:table-cell>
        </table:table-row>
      </table:table>
      <text:p text:style-name="P6"><text:span text:style-name="T3"/></text:p>
      <text:p text:style-name="P7"><text:span text:style-name="T4">PLANNING</text:span><text:span text:style-name="T3"> PHASE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6">INPUTS</text:p>
          </table:table-cell>
          <table:table-cell table:style-name="Table2.A1" office:value-type="string">
            <text:p text:style-name="P16">PROCESS</text:p>
          </table:table-cell>
          <table:table-cell table:style-name="Table2.C1" office:value-type="string">
            <text:p text:style-name="P16">OUTPUTS</text:p>
          </table:table-cell>
        </table:table-row>
        <table:table-row>
          <table:table-cell table:style-name="Table2.A2" office:value-type="string">
            <text:list xml:id="list8478246271074767140" text:style-name="L2">
              <text:list-item>
                <text:p text:style-name="P5">High Level Project Charter</text:p>
              </text:list-item>
              <text:list-item>
                <text:p text:style-name="P5">High Level Risk Assessment</text:p>
              </text:list-item>
              <text:list-item>
                <text:p text:style-name="P5">Requirements Document </text:p>
              </text:list-item>
            </text:list>
            <text:p text:style-name="P19"/>
          </table:table-cell>
          <table:table-cell table:style-name="Table2.A2" office:value-type="string">
            <text:list xml:id="list4664038322915999715" text:style-name="L8">
              <text:list-item>
                <text:p text:style-name="P26">Conduct a Project Team Detailed Planning Meeting and Work Session </text:p>
              </text:list-item>
              <text:list-item>
                <text:p text:style-name="P26">Develop the Detailed WBS </text:p>
              </text:list-item>
              <text:list-item>
                <text:p text:style-name="P26">Develop The Responsibility Matrix<text:span text:style-name="T11">(Who will be the reviewer,owner,approval)</text:span></text:p>
              </text:list-item>
              <text:list-item>
                <text:p text:style-name="P27">Develop communications <text:soft-page-break/>plan(reporting,documentation)</text:p>
              </text:list-item>
              <text:list-item>
                <text:p text:style-name="P27">Risk Assessment and Management Planning </text:p>
              </text:list-item>
              <text:list-item>
                <text:p text:style-name="P27">Define the HR skill requirement</text:p>
              </text:list-item>
              <text:list-item>
                <text:p text:style-name="P27">Schedule preperation(task estimates,sequence tasks)</text:p>
              </text:list-item>
              <text:list-item>
                <text:p text:style-name="P27">Develop cost management plan</text:p>
              </text:list-item>
              <text:list-item>
                <text:p text:style-name="P27">Determine quality policy(Checklists,reviews)</text:p>
              </text:list-item>
              <text:list-item>
                <text:p text:style-name="P27">Project procurement management</text:p>
              </text:list-item>
              <text:list-item>
                <text:p text:style-name="P27">Obtain communication management plan approval</text:p>
              </text:list-item>
              <text:list-item>
                <text:p text:style-name="P27">Finalize project charter</text:p>
              </text:list-item>
              <text:list-item>
                <text:p text:style-name="P27">Conduct management review with owner</text:p>
              </text:list-item>
              <text:list-item>
                <text:p text:style-name="P27">Develop baselines</text:p>
              </text:list-item>
            </text:list>
          </table:table-cell>
          <table:table-cell table:style-name="Table2.C2" office:value-type="string">
            <text:list xml:id="list152109645855572" text:continue-list="list8478246271074767140" text:style-name="L2">
              <text:list-item>
                <text:p text:style-name="P5">Communications Plan</text:p>
              </text:list-item>
              <text:list-item>
                <text:p text:style-name="P5">Project Charter</text:p>
              </text:list-item>
              <text:list-item>
                <text:p text:style-name="P5">Resource Request Form</text:p>
              </text:list-item>
              <text:list-item>
                <text:p text:style-name="P5">Project WBS</text:p>
              </text:list-item>
              <text:list-item>
                <text:p text:style-name="P5">Requirements Traceability Matrix</text:p>
              </text:list-item>
              <text:list-item>
                <text:p text:style-name="P5">Responsibility Matrix </text:p>
              </text:list-item>
              <text:list-item>
                <text:p text:style-name="P5">Risk Management Guide </text:p>
              </text:list-item>
              <text:list-item>
                <text:p text:style-name="P5">Project Notebook</text:p>
              </text:list-item>
              <text:list-item>
                <text:p text:style-name="P5">Developing Task Worksheet </text:p>
              </text:list-item>
              <text:list-item>
                <text:p text:style-name="P5"><text:soft-page-break/>Project Schedule</text:p>
              </text:list-item>
            </text:list>
            <text:p text:style-name="P9"><text:span text:style-name="T7"/></text:p>
            <text:p text:style-name="P17"/>
          </table:table-cell>
        </table:table-row>
      </table:table>
      <text:p text:style-name="P7"><text:span text:style-name="T3"/></text:p>
      <text:p text:style-name="P7"><text:span text:style-name="T4">EXECUTION</text:span><text:span text:style-name="T3"> PHASE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6">INPUTS</text:p>
          </table:table-cell>
          <table:table-cell table:style-name="Table3.A1" office:value-type="string">
            <text:p text:style-name="P16">PROCESS</text:p>
          </table:table-cell>
          <table:table-cell table:style-name="Table3.C1" office:value-type="string">
            <text:p text:style-name="P16">OUTPUTS</text:p>
          </table:table-cell>
        </table:table-row>
        <table:table-row>
          <table:table-cell table:style-name="Table3.A2" office:value-type="string">
            <text:list xml:id="list591048761012932700" text:style-name="L5">
              <text:list-item>
                <text:p text:style-name="P10"><text:span text:style-name="T3">Project Team</text:span></text:p>
              </text:list-item>
              <text:list-item>
                <text:p text:style-name="P10"><text:span text:style-name="T3">Project WBS</text:span></text:p>
              </text:list-item>
              <text:list-item>
                <text:p text:style-name="P10"><text:span text:style-name="T3">Communication Plan</text:span></text:p>
              </text:list-item>
              <text:list-item>
                <text:p text:style-name="P10"><text:span text:style-name="T3">Risk Management Plan</text:span></text:p>
              </text:list-item>
              <text:list-item>
                <text:p text:style-name="P10"><text:span text:style-name="T3">Responsibility Matrix</text:span></text:p>
              </text:list-item>
            </text:list>
            <text:p text:style-name="P12"><text:span text:style-name="T3"/></text:p>
            <text:p text:style-name="P12"><text:span text:style-name="T7"/></text:p>
            <text:p text:style-name="P17"/>
          </table:table-cell>
          <table:table-cell table:style-name="Table3.A2" office:value-type="string">
            <text:list xml:id="list7184828666551854606" text:style-name="L10">
              <text:list-item>
                <text:p text:style-name="P28">Conduct tracking</text:p>
              </text:list-item>
              <text:list-item>
                <text:p text:style-name="P29">Conduct project status meetings</text:p>
              </text:list-item>
              <text:list-item>
                <text:p text:style-name="P29">Adjust schedules if there are change requests which can be tolerated</text:p>
                <text:p text:style-name="P29"/>
                <text:p text:style-name="P29"/>
              </text:list-item>
            </text:list>
          </table:table-cell>
          <table:table-cell table:style-name="Table3.C2" office:value-type="string">
            <text:list xml:id="list152108617360934" text:continue-list="list591048761012932700" text:style-name="L5">
              <text:list-item>
                <text:p text:style-name="P10"><text:span text:style-name="T3">Current and Updated Project Schedule</text:span></text:p>
              </text:list-item>
              <text:list-item>
                <text:p text:style-name="P10"><text:span text:style-name="T3">Change Management</text:span></text:p>
              </text:list-item>
              <text:list-item>
                <text:p text:style-name="P10"><text:span text:style-name="T3">Quality Management</text:span></text:p>
              </text:list-item>
              <text:list-item>
                <text:p text:style-name="P10"><text:span text:style-name="T5">P</text:span><text:span text:style-name="T3">hase Sign Off</text:span></text:p>
              </text:list-item>
            </text:list>
            <text:p text:style-name="P17"/>
          </table:table-cell>
        </table:table-row>
      </table:table>
      <text:p text:style-name="P7"><text:span text:style-name="T3"/></text:p>
      <text:p text:style-name="P7"><text:span text:style-name="T4">MONITOR &amp; CONTROL</text:span><text:span text:style-name="T3"> PHASE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6">INPUTS</text:p>
          </table:table-cell>
          <table:table-cell table:style-name="Table4.A1" office:value-type="string">
            <text:p text:style-name="P16">PROCESS</text:p>
          </table:table-cell>
          <table:table-cell table:style-name="Table4.C1" office:value-type="string">
            <text:p text:style-name="P16">OUTPUTS</text:p>
          </table:table-cell>
        </table:table-row>
        <table:table-row>
          <table:table-cell table:style-name="Table4.A2" office:value-type="string">
            <text:list xml:id="list152110614353720" text:continue-numbering="true" text:style-name="L5">
              <text:list-item>
                <text:p text:style-name="P11"><text:span text:style-name="T3">Project Schedule</text:span><text:span text:style-name="T7"> </text:span></text:p>
              </text:list-item>
              <text:list-item>
                <text:p text:style-name="P11"><text:span text:style-name="T3">Project Notebook</text:span></text:p>
              </text:list-item>
              <text:list-item>
                <text:p text:style-name="P11"><text:span text:style-name="T3">Issues/Action Item Log</text:span></text:p>
              </text:list-item>
            </text:list>
          </table:table-cell>
          <table:table-cell table:style-name="Table4.A2" office:value-type="string">
            <text:list xml:id="list6780906565859928063" text:style-name="L11">
              <text:list-item>
                <text:p text:style-name="P30">Check for scope boundary</text:p>
              </text:list-item>
              <text:list-item>
                <text:p text:style-name="P30">Check on quality policy</text:p>
              </text:list-item>
              <text:list-item>
                <text:p text:style-name="P30">Complete the phase sign off</text:p>
              </text:list-item>
            </text:list>
          </table:table-cell>
          <table:table-cell table:style-name="Table4.C2" office:value-type="string">
            <text:p text:style-name="P8">•<text:span text:style-name="T8">Progress and status reports</text:span></text:p>
            <text:p text:style-name="Standard">•<text:span text:style-name="T8">Plan updates</text:span></text:p>
            <text:p text:style-name="Standard">•<text:span text:style-name="T8">Risks registers</text:span></text:p>
            <text:p text:style-name="Standard">•<text:span text:style-name="T8">Change requests</text:span></text:p>
            <text:p text:style-name="Standard">•<text:span text:style-name="T8">Work products/deliverables</text:span></text:p>
            <text:p text:style-name="P17"/>
          </table:table-cell>
        </table:table-row>
      </table:table>
      <text:p text:style-name="P7"><text:span text:style-name="T3"/></text:p>
      <text:p text:style-name="P7"><text:span text:style-name="T4">CLOSURE</text:span><text:span text:style-name="T3"> PHASE</text:span>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16">INPUTS</text:p>
          </table:table-cell>
          <table:table-cell table:style-name="Table5.A1" office:value-type="string">
            <text:p text:style-name="P16">PROCESS</text:p>
          </table:table-cell>
          <table:table-cell table:style-name="Table5.C1" office:value-type="string">
            <text:p text:style-name="P16">OUTPUTS</text:p>
          </table:table-cell>
        </table:table-row>
        <table:table-row>
          <table:table-cell table:style-name="Table5.A2" office:value-type="string">
            <text:list xml:id="list7755426375532164369" text:style-name="L6">
              <text:list-item>
                <text:p text:style-name="P13"><text:span text:style-name="T3">Completed, up-to-date project schedules</text:span></text:p>
              </text:list-item>
              <text:list-item>
                <text:p text:style-name="P13"><text:soft-page-break/><text:span text:style-name="T3">All project documentation</text:span></text:p>
              </text:list-item>
              <text:list-item>
                <text:p text:style-name="P13"><text:span text:style-name="T3">Quality Checklists</text:span></text:p>
              </text:list-item>
              <text:list-item>
                <text:p text:style-name="P13"><text:span text:style-name="T3">Phase Sign-offs, as appropriate</text:span></text:p>
              </text:list-item>
            </text:list>
            <text:p text:style-name="P21"/>
          </table:table-cell>
          <table:table-cell table:style-name="Table5.A2" office:value-type="string">
            <text:list xml:id="list8573956649717125084" text:style-name="L3">
              <text:list-item>
                <text:p text:style-name="P24"><text:span text:style-name="T9">Administrative closure</text:span></text:p>
              </text:list-item>
              <text:list-item>
                <text:p text:style-name="P23">Survey the project <text:soft-page-break/>participants(Performane evaluvations/Customer satisfaction survey)</text:p>
              </text:list-item>
              <text:list-item>
                <text:p text:style-name="P25">Conduct post implementations review</text:p>
              </text:list-item>
              <text:list-item>
                <text:p text:style-name="P25">Develop and record lessons learned</text:p>
              </text:list-item>
              <text:list-item>
                <text:p text:style-name="P25">Send and archive documents to repository</text:p>
              </text:list-item>
              <text:list-item>
                <text:p text:style-name="P25">Project celebration</text:p>
              </text:list-item>
            </text:list>
            <text:p text:style-name="P22"/>
          </table:table-cell>
          <table:table-cell table:style-name="Table5.C2" office:value-type="string">
            <text:list xml:id="list3071358022389202180" text:style-name="L7">
              <text:list-item>
                <text:p text:style-name="P14"><text:span text:style-name="T3">Post Implementation Review</text:span></text:p>
              </text:list-item>
              <text:list-item>
                <text:p text:style-name="P14"><text:soft-page-break/><text:span text:style-name="T3">Performance Evaluations</text:span></text:p>
              </text:list-item>
              <text:list-item>
                <text:p text:style-name="P14"><text:span text:style-name="T3">Lessons Learned</text:span></text:p>
              </text:list-item>
              <text:list-item>
                <text:p text:style-name="P14"><text:span text:style-name="T3">Project Evaluation</text:span></text:p>
              </text:list-item>
              <text:list-item>
                <text:p text:style-name="P14"><text:span text:style-name="T3">Delivery of Final Documentation</text:span></text:p>
              </text:list-item>
              <text:list-item>
                <text:p text:style-name="P14"><text:span text:style-name="T3">Project Sign-Off</text:span></text:p>
              </text:list-item>
              <text:list-item>
                <text:p text:style-name="P14"><text:span text:style-name="T3">Customer Satisfaction Survey</text:span></text:p>
              </text:list-item>
            </text:list>
            <text:p text:style-name="P17"/>
          </table:table-cell>
        </table:table-row>
      </table:table>
      <text:p text:style-name="P7"><text:span text:style-name="T3"/></text:p>
      <text:p text:style-name="P6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3:43:26.889788417</meta:creation-date>
    <dc:date>2016-08-18T15:20:55.423847713</dc:date>
    <meta:editing-duration>PT13M36S</meta:editing-duration>
    <meta:editing-cycles>2</meta:editing-cycles>
    <meta:generator>LibreOffice/5.1.4.2$Linux_X86_64 LibreOffice_project/10m0$Build-2</meta:generator>
    <meta:document-statistic meta:table-count="5" meta:image-count="0" meta:object-count="0" meta:page-count="3" meta:paragraph-count="118" meta:word-count="461" meta:character-count="3086" meta:non-whitespace-character-count="2819"/>
  </office:meta>
</office:document-meta>
</file>